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9">
            <text:p>09/03/12</text:p>
          </table:table-cell>
          <table:table-cell table:style-name="ce4" office:value-type="float" office:value="3">
            <text:p>3</text:p>
          </table:table-cell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1])" office:value-type="float" office:value="227">
            <text:p>227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64]" office:value-type="float" office:value="227">
            <text:p>227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78">
            <text:p>3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/04/2012</text:date>, <text:time>02:2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4-10T02:24:01</dc:date>
    <meta:editing-duration>PT01H03M13S</meta:editing-duration>
    <meta:editing-cycles>79</meta:editing-cycles>
    <meta:generator>OpenOffice.org/3.2$Unix OpenOffice.org_project/320m12$Build-9483</meta:generator>
    <dc:creator>david </dc:creator>
    <meta:document-statistic meta:table-count="5" meta:cell-count="226" meta:object-count="0"/>
  </office:meta>
</office:document-meta>
</file>